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160000019118A5F322.jpg"/>
  <manifest:file-entry manifest:media-type="image/jpeg" manifest:full-path="Pictures/10000000000002580000018DEAC39D9D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334cm, 2.845cm, 1.067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81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7.62cm" svg:height="7.62cm" svg:x="11.176cm" svg:y="3.556cm">
            <text:p/>
            <draw:enhanced-geometry svg:viewBox="0 0 21600 21600" draw:extrusion="false" draw:type="rectangle" draw:enhanced-path="M 0 0 L 21600 0 21600 21600 0 21600 0 0 Z N"/>
          </draw:custom-shape>
          <draw:frame draw:style-name="gr2" draw:text-style-name="P1" draw:layer="layout" svg:width="4.114cm" svg:height="5.054cm" svg:x="11.253cm" svg:y="4.612cm">
            <draw:image xlink:href="Pictures/10000000000002160000019118A5F322.jpg" xlink:type="simple" xlink:show="embed" xlink:actuate="onLoad">
              <text:p/>
            </draw:image>
          </draw:frame>
          <draw:frame draw:style-name="gr3" draw:text-style-name="P1" draw:layer="layout" svg:width="3.809cm" svg:height="5.04cm" svg:x="15.367cm" svg:y="4.612cm">
            <draw:image xlink:href="Pictures/10000000000002580000018DEAC39D9D.jp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31T13:55:00</meta:creation-date>
    <meta:editing-duration>PT6M20S</meta:editing-duration>
    <meta:editing-cycles>2</meta:editing-cycles>
    <dc:date>2013-07-31T14:16:31</dc:date>
    <meta:document-statistic meta:object-count="27"/>
    <meta:generator>OpenOffice.org/3.4.1$Unix OpenOffice.org_project/341m1$Build-9593</meta:generator>
  </office:meta>
</office:document-meta>
</file>